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35cm" fo:min-width="5.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2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_20_without_20_fill_5f_1_5f_1">
      <style:graphic-properties svg:stroke-width="0.053cm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0" style:family="graphic" style:parent-style-name="Default_5f_1_5f_1">
      <style:graphic-properties draw:stroke="none" svg:stroke-color="#000000" draw:fill="none" draw:fill-color="#ffffff" fo:min-height="1.423cm"/>
    </style:style>
    <style:style style:name="gr11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2" style:family="graphic" style:parent-style-name="Default_5f_1_5f_1">
      <style:graphic-properties draw:stroke="none" svg:stroke-color="#000000" draw:fill="none" draw:fill-color="#ffffff" fo:min-height="1.523cm"/>
    </style:style>
    <style:style style:name="gr13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5.648cm" fo:padding-top="0.151cm" fo:padding-bottom="0.151cm" fo:padding-left="0.276cm" fo:padding-right="0.276cm"/>
    </style:style>
    <style:style style:name="gr14" style:family="graphic" style:parent-style-name="Object_20_without_20_fill_5f_1_5f_1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Default_5f_1_5f_1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6cm" fo:min-width="0.156cm" fo:padding-top="0.151cm" fo:padding-bottom="0.151cm" fo:padding-left="0.276cm" fo:padding-right="0.276cm"/>
    </style:style>
    <style:style style:name="gr17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29cm" fo:padding-top="0.151cm" fo:padding-bottom="0.151cm" fo:padding-left="0.276cm" fo:padding-right="0.276cm"/>
    </style:style>
    <style:style style:name="gr18" style:family="graphic" style:parent-style-name="Default_5f_1_5f_1">
      <style:graphic-properties svg:stroke-width="0.053cm" svg:stroke-color="#00a933" draw:marker-start-width="0.279cm" draw:marker-end-width="0.279cm" draw:fill-color="#f6f9d4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19" style:family="graphic" style:parent-style-name="Default_5f_1_5f_1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20" style:family="graphic" style:parent-style-name="Default_5f_1_5f_1">
      <style:graphic-properties draw:stroke="none" svg:stroke-color="#000000" draw:fill="none" draw:fill-color="#ffffff" fo:min-height="6.4cm"/>
    </style:style>
    <style:style style:name="gr21" style:family="graphic" style:parent-style-name="Default_5f_1_5f_1">
      <style:graphic-properties draw:stroke="none" svg:stroke-color="#000000" draw:fill="none" draw:fill-color="#ffffff" fo:min-height="0.15cm"/>
    </style:style>
    <style:style style:name="gr22" style:family="graphic" style:parent-style-name="Default_5f_1_5f_1">
      <style:graphic-properties svg:stroke-width="0.053cm" svg:stroke-color="#800080" draw:marker-start-width="0.279cm" draw:marker-end-width="0.279cm" draw:fill-color="#e0c2cd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23" style:family="graphic" style:parent-style-name="Default_5f_1_5f_1">
      <style:graphic-properties draw:stroke="none" svg:stroke-color="#000000" draw:fill="none" draw:fill-color="#ffffff" fo:min-height="1.163cm"/>
    </style:style>
    <style:style style:name="gr24" style:family="graphic" style:parent-style-name="standard">
      <style:graphic-properties svg:stroke-width="0.053cm" draw:marker-start-width="0.279cm" draw:marker-end-width="0.279cm" draw:fill-color="#c1effc" draw:textarea-horizontal-align="justify" draw:textarea-vertical-align="middle" draw:auto-grow-height="false" fo:min-height="1.298cm" fo:min-width="6.056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fo:min-height="6.4cm"/>
    </style:style>
    <style:style style:name="P1" style:family="paragraph">
      <style:paragraph-properties fo:text-align="center"/>
    </style:style>
    <style:style style:name="P2" style:family="paragraph">
      <loext:graphic-properties draw:fill-color="#c1eff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6cm" svg:x="1.8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7cm">
          <draw:text-box>
            <text:p>...</text:p>
          </draw:text-box>
        </draw:frame>
        <draw:line draw:style-name="gr3" draw:text-style-name="P4" draw:layer="layout" svg:x1="0.94cm" svg:y1="1.14cm" svg:x2="1.74cm" svg:y2="1.14cm">
          <text:p/>
        </draw:line>
        <draw:custom-shape draw:style-name="gr4" draw:text-style-name="P2" draw:layer="layout" svg:width="6.2cm" svg:height="1.6cm" svg:x="9.54cm" svg:y="0.24cm">
          <text:p text:style-name="P1">VariableDeclarator</text:p>
          <text:p text:style-name="P1"><text:span text:style-name="T1">File 1, line 11-11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1.14cm" svg:x2="9.44cm" svg:y2="1.14cm">
          <text:p/>
        </draw:line>
        <draw:custom-shape draw:style-name="gr1" draw:text-style-name="P2" draw:layer="layout" svg:width="6.2cm" svg:height="1.6cm" svg:x="17.4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1.14cm" svg:x2="17.227cm" svg:y2="1.14cm">
          <text:p/>
        </draw:line>
        <draw:line draw:style-name="gr3" draw:text-style-name="P4" draw:layer="layout" svg:x1="24.014cm" svg:y1="1.14cm" svg:x2="25.314cm" svg:y2="1.14cm">
          <text:p/>
        </draw:line>
        <draw:frame draw:style-name="gr5" draw:text-style-name="P3" draw:layer="layout" svg:width="1.2cm" svg:height="1.773cm" svg:x="25.2cm" svg:y="0.727cm">
          <draw:text-box>
            <text:p>...</text:p>
          </draw:text-box>
        </draw:frame>
        <draw:custom-shape draw:style-name="gr4" draw:text-style-name="P2" draw:layer="layout" svg:width="6.2cm" svg:height="1.6cm" svg:x="1.8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87cm">
          <draw:text-box>
            <text:p>...</text:p>
          </draw:text-box>
        </draw:frame>
        <draw:line draw:style-name="gr3" draw:text-style-name="P4" draw:layer="layout" svg:x1="0.94cm" svg:y1="4.527cm" svg:x2="1.74cm" svg:y2="4.527cm">
          <text:p/>
        </draw:line>
        <draw:custom-shape draw:style-name="gr4" draw:text-style-name="P2" draw:layer="layout" svg:width="6.2cm" svg:height="1.6cm" svg:x="9.5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4.527cm" svg:x2="9.44cm" svg:y2="4.527cm">
          <text:p/>
        </draw:line>
        <draw:custom-shape draw:style-name="gr4" draw:text-style-name="P2" draw:layer="layout" svg:width="6.2cm" svg:height="1.6cm" svg:x="17.4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4.527cm" svg:x2="17.227cm" svg:y2="4.527cm">
          <text:p/>
        </draw:line>
        <draw:line draw:style-name="gr3" draw:text-style-name="P4" draw:layer="layout" svg:x1="24.014cm" svg:y1="4.527cm" svg:x2="25.314cm" svg:y2="4.527cm">
          <text:p/>
        </draw:line>
        <draw:frame draw:style-name="gr5" draw:text-style-name="P3" draw:layer="layout" svg:width="1.2cm" svg:height="1.773cm" svg:x="25.2cm" svg:y="4.114cm">
          <draw:text-box>
            <text:p>...</text:p>
          </draw:text-box>
        </draw:frame>
        <draw:line draw:style-name="gr3" draw:text-style-name="P4" draw:layer="layout" svg:x1="5cm" svg:y1="2.1cm" svg:x2="5cm" svg:y2="3.4cm">
          <text:p/>
        </draw:line>
        <draw:frame draw:style-name="gr6" draw:text-style-name="P3" draw:layer="layout" svg:width="3.2cm" svg:height="0.962cm" svg:x="5.3cm" svg:y="2.1cm">
          <draw:text-box>
            <text:p>Duplicate</text:p>
          </draw:text-box>
        </draw:frame>
        <draw:line draw:style-name="gr3" draw:text-style-name="P4" draw:layer="layout" svg:x1="12.6cm" svg:y1="2.1cm" svg:x2="12.6cm" svg:y2="3.4cm">
          <text:p/>
        </draw:line>
        <draw:frame draw:style-name="gr6" draw:text-style-name="P3" draw:layer="layout" svg:width="3.2cm" svg:height="0.962cm" svg:x="12.9cm" svg:y="2.1cm">
          <draw:text-box>
            <text:p>Duplicate</text:p>
          </draw:text-box>
        </draw:frame>
        <draw:custom-shape draw:style-name="gr4" draw:text-style-name="P2" draw:layer="layout" svg:width="6.2cm" svg:height="1.6cm" svg:x="1.8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74cm">
          <draw:text-box>
            <text:p>...</text:p>
          </draw:text-box>
        </draw:frame>
        <draw:line draw:style-name="gr3" draw:text-style-name="P4" draw:layer="layout" svg:x1="0.94cm" svg:y1="7.914cm" svg:x2="1.74cm" svg:y2="7.914cm">
          <text:p/>
        </draw:line>
        <draw:custom-shape draw:style-name="gr4" draw:text-style-name="P2" draw:layer="layout" svg:width="6.2cm" svg:height="1.6cm" svg:x="9.5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14cm" svg:y1="7.914cm" svg:x2="9.44cm" svg:y2="7.914cm">
          <text:p/>
        </draw:line>
        <draw:custom-shape draw:style-name="gr4" draw:text-style-name="P2" draw:layer="layout" svg:width="6.2cm" svg:height="1.6cm" svg:x="17.4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927cm" svg:y1="7.914cm" svg:x2="17.227cm" svg:y2="7.914cm">
          <text:p/>
        </draw:line>
        <draw:line draw:style-name="gr3" draw:text-style-name="P4" draw:layer="layout" svg:x1="24.014cm" svg:y1="7.914cm" svg:x2="25.314cm" svg:y2="7.914cm">
          <text:p/>
        </draw:line>
        <draw:frame draw:style-name="gr5" draw:text-style-name="P3" draw:layer="layout" svg:width="1.2cm" svg:height="1.773cm" svg:x="25.2cm" svg:y="7.501cm">
          <draw:text-box>
            <text:p>...</text:p>
          </draw:text-box>
        </draw:frame>
        <draw:line draw:style-name="gr3" draw:text-style-name="P4" draw:layer="layout" svg:x1="12.6cm" svg:y1="5.487cm" svg:x2="12.6cm" svg:y2="6.787cm">
          <text:p/>
        </draw:line>
        <draw:frame draw:style-name="gr6" draw:text-style-name="P3" draw:layer="layout" svg:width="3.2cm" svg:height="0.962cm" svg:x="12.9cm" svg:y="5.487cm">
          <draw:text-box>
            <text:p>Duplicate</text:p>
          </draw:text-box>
        </draw:frame>
        <draw:line draw:style-name="gr7" draw:text-style-name="P4" draw:layer="layout" svg:x1="8.2cm" svg:y1="4cm" svg:x2="9.3cm" svg:y2="4cm">
          <text:p/>
        </draw:line>
      </draw:page>
      <draw:page draw:name="page2" draw:style-name="dp1" draw:master-page-name="Default">
        <draw:custom-shape draw:style-name="gr4" draw:text-style-name="P2" draw:layer="layout" svg:width="6.2cm" svg:height="1.6cm" svg:x="2.2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7cm">
          <draw:text-box>
            <text:p>...</text:p>
          </draw:text-box>
        </draw:frame>
        <draw:custom-shape draw:style-name="gr4" draw:text-style-name="P2" draw:layer="layout" svg:width="6.2cm" svg:height="1.6cm" svg:x="9.94cm" svg:y="0.24cm">
          <text:p text:style-name="P1">VariableDeclarator</text:p>
          <text:p text:style-name="P1"><text:span text:style-name="T1">File 1, line 11-11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0.727cm">
          <draw:text-box>
            <text:p>...</text:p>
          </draw:text-box>
        </draw:frame>
        <draw:custom-shape draw:style-name="gr4" draw:text-style-name="P2" draw:layer="layout" svg:width="6.2cm" svg:height="1.6cm" svg:x="2.2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87cm">
          <draw:text-box>
            <text:p>...</text:p>
          </draw:text-box>
        </draw:frame>
        <draw:custom-shape draw:style-name="gr4" draw:text-style-name="P2" draw:layer="layout" svg:width="6.2cm" svg:height="1.6cm" svg:x="9.9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4.114cm">
          <draw:text-box>
            <text:p>...</text:p>
          </draw:text-box>
        </draw:frame>
        <draw:line draw:style-name="gr3" draw:text-style-name="P4" draw:layer="layout" svg:x1="5.4cm" svg:y1="3.4cm" svg:x2="5.4cm" svg:y2="2.1cm">
          <text:p/>
        </draw:line>
        <draw:frame draw:style-name="gr6" draw:text-style-name="P3" draw:layer="layout" svg:width="3.2cm" svg:height="0.962cm" svg:x="5.7cm" svg:y="2.1cm">
          <draw:text-box>
            <text:p>Duplicate</text:p>
          </draw:text-box>
        </draw:frame>
        <draw:line draw:style-name="gr3" draw:text-style-name="P4" draw:layer="layout" svg:x1="13cm" svg:y1="6.786cm" svg:x2="13cm" svg:y2="5.486cm">
          <text:p/>
        </draw:line>
        <draw:frame draw:style-name="gr6" draw:text-style-name="P3" draw:layer="layout" svg:width="3.2cm" svg:height="0.962cm" svg:x="13.3cm" svg:y="2.1cm">
          <draw:text-box>
            <text:p>Duplicate</text:p>
          </draw:text-box>
        </draw:frame>
        <draw:custom-shape draw:style-name="gr4" draw:text-style-name="P2" draw:layer="layout" svg:width="6.2cm" svg:height="1.6cm" svg:x="2.2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74cm">
          <draw:text-box>
            <text:p>...</text:p>
          </draw:text-box>
        </draw:frame>
        <draw:custom-shape draw:style-name="gr4" draw:text-style-name="P2" draw:layer="layout" svg:width="6.2cm" svg:height="1.6cm" svg:x="9.9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1.6cm" svg:x="17.7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1.773cm" svg:x="25.3cm" svg:y="7.501cm">
          <draw:text-box>
            <text:p>...</text:p>
          </draw:text-box>
        </draw:frame>
        <draw:line draw:style-name="gr3" draw:text-style-name="P4" draw:layer="layout" svg:x1="13cm" svg:y1="3.399cm" svg:x2="13cm" svg:y2="2.099cm">
          <text:p/>
        </draw:line>
        <draw:frame draw:style-name="gr6" draw:text-style-name="P3" draw:layer="layout" svg:width="3.2cm" svg:height="0.962cm" svg:x="13.3cm" svg:y="5.487cm">
          <draw:text-box>
            <text:p>Duplicate</text:p>
          </draw:text-box>
        </draw:frame>
        <draw:line draw:style-name="gr8" draw:text-style-name="P4" draw:layer="layout" svg:x1="0.7cm" svg:y1="4.4cm" svg:x2="2.2cm" svg:y2="4.4cm">
          <text:p/>
        </draw:line>
        <draw:line draw:style-name="gr8" draw:text-style-name="P4" draw:layer="layout" svg:x1="0.7cm" svg:y1="1cm" svg:x2="2.2cm" svg:y2="1cm">
          <text:p/>
        </draw:line>
        <draw:line draw:style-name="gr8" draw:text-style-name="P4" draw:layer="layout" svg:x1="0.7cm" svg:y1="7.9cm" svg:x2="2.2cm" svg:y2="7.9cm">
          <text:p/>
        </draw:line>
        <draw:line draw:style-name="gr8" draw:text-style-name="P4" draw:layer="layout" svg:x1="8.5cm" svg:y1="4.4cm" svg:x2="10cm" svg:y2="4.4cm">
          <text:p/>
        </draw:line>
        <draw:line draw:style-name="gr8" draw:text-style-name="P4" draw:layer="layout" svg:x1="8.5cm" svg:y1="1cm" svg:x2="10cm" svg:y2="1cm">
          <text:p/>
        </draw:line>
        <draw:line draw:style-name="gr8" draw:text-style-name="P4" draw:layer="layout" svg:x1="8.5cm" svg:y1="7.9cm" svg:x2="10cm" svg:y2="7.9cm">
          <text:p/>
        </draw:line>
        <draw:line draw:style-name="gr8" draw:text-style-name="P4" draw:layer="layout" svg:x1="16.2cm" svg:y1="4.4cm" svg:x2="17.7cm" svg:y2="4.4cm">
          <text:p/>
        </draw:line>
        <draw:line draw:style-name="gr8" draw:text-style-name="P4" draw:layer="layout" svg:x1="16.2cm" svg:y1="1.1cm" svg:x2="17.7cm" svg:y2="1.1cm">
          <text:p/>
        </draw:line>
        <draw:line draw:style-name="gr8" draw:text-style-name="P4" draw:layer="layout" svg:x1="16.2cm" svg:y1="7.9cm" svg:x2="17.7cm" svg:y2="7.9cm">
          <text:p/>
        </draw:line>
        <draw:line draw:style-name="gr8" draw:text-style-name="P4" draw:layer="layout" svg:x1="24cm" svg:y1="4.5cm" svg:x2="25.5cm" svg:y2="4.5cm">
          <text:p/>
        </draw:line>
        <draw:line draw:style-name="gr8" draw:text-style-name="P4" draw:layer="layout" svg:x1="24cm" svg:y1="1.2cm" svg:x2="25.5cm" svg:y2="1.2cm">
          <text:p/>
        </draw:line>
        <draw:line draw:style-name="gr8" draw:text-style-name="P4" draw:layer="layout" svg:x1="24cm" svg:y1="8cm" svg:x2="25.5cm" svg:y2="8cm">
          <text:p/>
        </draw:line>
      </draw:page>
      <draw:page draw:name="page3" draw:style-name="dp1" draw:master-page-name="Default">
        <draw:custom-shape draw:style-name="gr9" draw:text-style-name="P2" draw:layer="layout" svg:width="6.2cm" svg:height="1.6cm" svg:x="2.24cm" svg:y="0.24cm">
          <text:p text:style-name="P1">MethodDeclaration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0.7cm">
          <draw:text-box>
            <text:p>...</text:p>
          </draw:text-box>
        </draw:frame>
        <draw:custom-shape draw:style-name="gr11" draw:text-style-name="P5" draw:layer="layout" svg:width="6.2cm" svg:height="1.6cm" svg:x="10.0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7.84cm" svg:y="0.24cm">
          <text:p text:style-name="P1">ForEachStmt</text:p>
          <text:p text:style-name="P1"><text:span text:style-name="T1">File 1, line 12-12, col 8-30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5cm" svg:y="0.727cm">
          <draw:text-box>
            <text:p>...</text:p>
          </draw:text-box>
        </draw:frame>
        <draw:custom-shape draw:style-name="gr9" draw:text-style-name="P2" draw:layer="layout" svg:width="6.2cm" svg:height="1.6cm" svg:x="2.2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4.087cm">
          <draw:text-box>
            <text:p>...</text:p>
          </draw:text-box>
        </draw:frame>
        <draw:custom-shape draw:style-name="gr13" draw:text-style-name="P6" draw:layer="layout" svg:width="6.2cm" svg:height="1.6cm" svg:x="10.0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7.84cm" svg:y="3.627cm">
          <text:p text:style-name="P1">WhileStmt</text:p>
          <text:p text:style-name="P1"><text:span text:style-name="T1">File 2, line 28-28, col 8-46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5cm" svg:y="4.114cm">
          <draw:text-box>
            <text:p>...</text:p>
          </draw:text-box>
        </draw:frame>
        <draw:line draw:style-name="gr14" draw:text-style-name="P4" draw:layer="layout" svg:x1="5.4cm" svg:y1="2.1cm" svg:x2="5.4cm" svg:y2="3.4cm">
          <text:p/>
        </draw:line>
        <draw:frame draw:style-name="gr15" draw:text-style-name="P3" draw:layer="layout" svg:width="3.2cm" svg:height="0.962cm" svg:x="5.7cm" svg:y="2.1cm">
          <draw:text-box>
            <text:p>Duplicate</text:p>
          </draw:text-box>
        </draw:frame>
        <draw:line draw:style-name="gr14" draw:text-style-name="P4" draw:layer="layout" svg:x1="13.1cm" svg:y1="2.1cm" svg:x2="13.1cm" svg:y2="3.4cm">
          <text:p/>
        </draw:line>
        <draw:frame draw:style-name="gr15" draw:text-style-name="P3" draw:layer="layout" svg:width="3.2cm" svg:height="0.962cm" svg:x="13.4cm" svg:y="2.1cm">
          <draw:text-box>
            <text:p>Duplicate</text:p>
          </draw:text-box>
        </draw:frame>
        <draw:custom-shape draw:style-name="gr9" draw:text-style-name="P2" draw:layer="layout" svg:width="6.2cm" svg:height="1.6cm" svg:x="2.24cm" svg:y="7.014cm">
          <text:p text:style-name="P1">VariableDeclarator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cm" svg:height="1.673cm" svg:x="-0.1cm" svg:y="7.474cm">
          <draw:text-box>
            <text:p>...</text:p>
          </draw:text-box>
        </draw:frame>
        <draw:custom-shape draw:style-name="gr13" draw:text-style-name="P6" draw:layer="layout" svg:width="6.2cm" svg:height="1.6cm" svg:x="10.0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7.84cm" svg:y="7.014cm">
          <text:p text:style-name="P1">ForStmt</text:p>
          <text:p text:style-name="P1"><text:span text:style-name="T1">File 1, line 207-207, col 8-42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cm" svg:height="1.773cm" svg:x="25.6cm" svg:y="7.501cm">
          <draw:text-box>
            <text:p>...</text:p>
          </draw:text-box>
        </draw:frame>
        <draw:line draw:style-name="gr14" draw:text-style-name="P4" draw:layer="layout" svg:x1="13.1cm" svg:y1="5.487cm" svg:x2="13.1cm" svg:y2="6.787cm">
          <text:p/>
        </draw:line>
        <draw:frame draw:style-name="gr15" draw:text-style-name="P3" draw:layer="layout" svg:width="3.2cm" svg:height="0.962cm" svg:x="13.4cm" svg:y="5.487cm">
          <draw:text-box>
            <text:p>Duplicate</text:p>
          </draw:text-box>
        </draw:frame>
        <draw:line draw:style-name="gr8" draw:text-style-name="P4" draw:layer="layout" svg:x1="8.5cm" svg:y1="4.4cm" svg:x2="10cm" svg:y2="4.4cm">
          <text:p/>
        </draw:lin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8.5cm" svg:y1="1cm" svg:x2="10cm" svg:y2="1cm">
          <text:p/>
        </draw:line>
        <draw:line draw:style-name="gr8" draw:text-style-name="P4" draw:layer="layout" svg:x1="16.3cm" svg:y1="1.1cm" svg:x2="17.8cm" svg:y2="1.1cm">
          <text:p/>
        </draw:line>
        <draw:line draw:style-name="gr8" draw:text-style-name="P4" draw:layer="layout" svg:x1="8.5cm" svg:y1="7.9cm" svg:x2="10cm" svg:y2="7.9cm">
          <text:p/>
        </draw:line>
        <draw:line draw:style-name="gr8" draw:text-style-name="P4" draw:layer="layout" svg:x1="16.3cm" svg:y1="7.9cm" svg:x2="17.8cm" svg:y2="7.9cm">
          <text:p/>
        </draw:line>
        <draw:line draw:style-name="gr8" draw:text-style-name="P4" draw:layer="layout" svg:x1="24.1cm" svg:y1="4.5cm" svg:x2="25.6cm" svg:y2="4.5cm">
          <text:p/>
        </draw:line>
        <draw:line draw:style-name="gr8" draw:text-style-name="P4" draw:layer="layout" svg:x1="24.1cm" svg:y1="1.2cm" svg:x2="25.6cm" svg:y2="1.2cm">
          <text:p/>
        </draw:line>
        <draw:line draw:style-name="gr8" draw:text-style-name="P4" draw:layer="layout" svg:x1="24.1cm" svg:y1="8cm" svg:x2="25.6cm" svg:y2="8cm">
          <text:p/>
        </draw:line>
        <draw:line draw:style-name="gr8" draw:text-style-name="P4" draw:layer="layout" svg:x1="0.7cm" svg:y1="4.4cm" svg:x2="2.2cm" svg:y2="4.4cm">
          <text:p/>
        </draw:line>
        <draw:line draw:style-name="gr8" draw:text-style-name="P4" draw:layer="layout" svg:x1="0.7cm" svg:y1="1cm" svg:x2="2.2cm" svg:y2="1cm">
          <text:p/>
        </draw:line>
        <draw:line draw:style-name="gr8" draw:text-style-name="P4" draw:layer="layout" svg:x1="0.7cm" svg:y1="7.9cm" svg:x2="2.2cm" svg:y2="7.9cm">
          <text:p/>
        </draw:line>
      </draw:page>
      <draw:page draw:name="page4" draw:style-name="dp1" draw:master-page-name="Default">
        <draw:custom-shape draw:style-name="gr9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0.0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cm" svg:y1="6.8cm" svg:x2="13cm" svg:y2="5.4cm">
          <text:p/>
        </draw:line>
        <draw:frame draw:style-name="gr15" draw:text-style-name="P3" draw:layer="layout" svg:width="3.2cm" svg:height="0.962cm" svg:x="13.5cm" svg:y="5.6cm">
          <draw:text-box>
            <text:p>Duplicate</text:p>
          </draw:text-box>
        </draw:frame>
        <draw:line draw:style-name="gr14" draw:text-style-name="P4" draw:layer="layout" svg:x1="20.8cm" svg:y1="3.4cm" svg:x2="20.8cm" svg:y2="2cm">
          <text:p/>
        </draw:line>
        <draw:frame draw:style-name="gr15" draw:text-style-name="P3" draw:layer="layout" svg:width="3.2cm" svg:height="0.962cm" svg:x="21.2cm" svg:y="2.1cm">
          <draw:text-box>
            <text:p>Duplicate</text:p>
          </draw:text-box>
        </draw:frame>
        <draw:custom-shape draw:style-name="gr9" draw:text-style-name="P2" draw:layer="layout" svg:width="6.2cm" svg:height="1.6cm" svg:x="10.04cm" svg:y="7.014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cm" svg:height="1.6cm" svg:x="17.8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20.7cm" svg:y1="6.7cm" svg:x2="20.7cm" svg:y2="5.4cm">
          <text:p/>
        </draw:line>
        <draw:frame draw:style-name="gr15" draw:text-style-name="P3" draw:layer="layout" svg:width="3.2cm" svg:height="0.962cm" svg:x="21.2cm" svg:y="5.487cm">
          <draw:text-box>
            <text:p>Duplicate</text:p>
          </draw:text-box>
        </draw:fram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24.1cm" svg:y1="4.4cm" svg:x2="25.6cm" svg:y2="4.4cm">
          <text:p/>
        </draw:line>
        <draw:line draw:style-name="gr8" draw:text-style-name="P4" draw:layer="layout" svg:x1="16.3cm" svg:y1="1cm" svg:x2="17.8cm" svg:y2="1cm">
          <text:p/>
        </draw:line>
        <draw:line draw:style-name="gr8" draw:text-style-name="P4" draw:layer="layout" svg:x1="24.1cm" svg:y1="1.1cm" svg:x2="25.6cm" svg:y2="1.1cm">
          <text:p/>
        </draw:line>
        <draw:line draw:style-name="gr8" draw:text-style-name="P4" draw:layer="layout" svg:x1="16.3cm" svg:y1="7.9cm" svg:x2="17.8cm" svg:y2="7.9cm">
          <text:p/>
        </draw:line>
        <draw:custom-shape draw:style-name="gr16" draw:text-style-name="P7" draw:layer="layout" svg:width="1cm" svg:height="0.9cm" svg:x="17.4cm" svg:y="6.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4cm" svg:y="3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2cm" svg:height="1.673cm" svg:x="25.5cm" svg:y="4.3cm">
          <draw:text-box>
            <text:p>...</text:p>
          </draw:text-box>
        </draw:frame>
        <draw:frame draw:style-name="gr10" draw:text-style-name="P3" draw:layer="layout" svg:width="1.2cm" svg:height="1.673cm" svg:x="25.5cm" svg:y="0.827cm">
          <draw:text-box>
            <text:p>...</text:p>
          </draw:text-box>
        </draw:frame>
        <draw:custom-shape draw:style-name="gr16" draw:text-style-name="P7" draw:layer="layout" svg:width="1cm" svg:height="0.9cm" svg:x="9.6cm" svg:y="6.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9.5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4" draw:text-style-name="P2" draw:layer="layout" svg:width="6.2cm" svg:height="1.6cm" svg:x="2.24cm" svg:y="3.6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line draw:style-name="gr3" draw:text-style-name="P4" draw:layer="layout" svg:x1="5.4cm" svg:y1="3.387cm" svg:x2="5.4cm" svg:y2="2.087cm">
          <text:p/>
        </draw:line>
        <draw:frame draw:style-name="gr6" draw:text-style-name="P3" draw:layer="layout" svg:width="3.2cm" svg:height="0.962cm" svg:x="5.7cm" svg:y="2.087cm">
          <draw:text-box>
            <text:p>Duplicate</text:p>
          </draw:text-box>
        </draw:frame>
        <draw:custom-shape draw:style-name="gr4" draw:text-style-name="P2" draw:layer="layout" svg:width="6.2cm" svg:height="1.6cm" svg:x="2.24cm" svg:y="7.001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8.5cm" svg:y1="4.387cm" svg:x2="10cm" svg:y2="4.387cm">
          <text:p/>
        </draw:line>
        <draw:line draw:style-name="gr8" draw:text-style-name="P4" draw:layer="layout" svg:x1="8.5cm" svg:y1="0.987cm" svg:x2="10cm" svg:y2="0.987cm">
          <text:p/>
        </draw:line>
        <draw:line draw:style-name="gr8" draw:text-style-name="P4" draw:layer="layout" svg:x1="8.5cm" svg:y1="7.887cm" svg:x2="10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3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9" draw:text-style-name="P2" draw:layer="layout" svg:width="6.2cm" svg:height="1.6cm" svg:x="10.1cm" svg:y="0.2cm">
          <text:p text:style-name="P1">VariableDeclarator</text:p>
          <text:p text:style-name="P1"><text:span text:style-name="T1">File 1, line 10-10, col 4-26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0.24cm">
          <text:p text:style-name="P1">VariableDeclarator</text:p>
          <text:p text:style-name="P1"><text:span text:style-name="T1">File 1, line 11-11, col 8-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2cm" svg:height="1.6cm" svg:x="10.04cm" svg:y="3.627cm">
          <text:p text:style-name="P1">MethodDeclaration</text:p>
          <text:p text:style-name="P1"><text:span text:style-name="T1">File 2, line 24-25, col 4-2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cm" svg:height="1.6cm" svg:x="17.84cm" svg:y="3.627cm">
          <text:p text:style-name="P1">VariableDeclarator</text:p>
          <text:p text:style-name="P1"><text:span text:style-name="T1">File 2, line 27-27, col 8-2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1.6cm" svg:x="10.04cm" svg:y="7.014cm">
          <text:p text:style-name="P1">MethodDeclaration</text:p>
          <text:p text:style-name="P1"><text:span text:style-name="T1">File 2, line 205-205, col 4-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2cm" svg:height="1.6cm" svg:x="17.84cm" svg:y="7.014cm">
          <text:p text:style-name="P1">VariableDeclarator</text:p>
          <text:p text:style-name="P1"><text:span text:style-name="T1">File 2, line 206-206, col 8-22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3cm" svg:y1="4.4cm" svg:x2="17.8cm" svg:y2="4.4cm">
          <text:p/>
        </draw:line>
        <draw:line draw:style-name="gr8" draw:text-style-name="P4" draw:layer="layout" svg:x1="24.1cm" svg:y1="4.4cm" svg:x2="25.6cm" svg:y2="4.4cm">
          <text:p/>
        </draw:line>
        <draw:line draw:style-name="gr8" draw:text-style-name="P4" draw:layer="layout" svg:x1="16.3cm" svg:y1="1cm" svg:x2="17.8cm" svg:y2="1cm">
          <text:p/>
        </draw:line>
        <draw:line draw:style-name="gr8" draw:text-style-name="P4" draw:layer="layout" svg:x1="24.1cm" svg:y1="1.1cm" svg:x2="25.6cm" svg:y2="1.1cm">
          <text:p/>
        </draw:line>
        <draw:line draw:style-name="gr8" draw:text-style-name="P4" draw:layer="layout" svg:x1="16.3cm" svg:y1="7.9cm" svg:x2="17.8cm" svg:y2="7.9cm">
          <text:p/>
        </draw:line>
        <draw:custom-shape draw:style-name="gr16" draw:text-style-name="P7" draw:layer="layout" svg:width="1cm" svg:height="0.9cm" svg:x="17.4cm" svg:y="6.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4cm" svg:y="3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2cm" svg:height="1.673cm" svg:x="25.5cm" svg:y="4.3cm">
          <draw:text-box>
            <text:p>...</text:p>
          </draw:text-box>
        </draw:frame>
        <draw:frame draw:style-name="gr10" draw:text-style-name="P3" draw:layer="layout" svg:width="1.2cm" svg:height="1.673cm" svg:x="25.5cm" svg:y="0.827cm">
          <draw:text-box>
            <text:p>...</text:p>
          </draw:text-box>
        </draw:frame>
        <draw:custom-shape draw:style-name="gr16" draw:text-style-name="P7" draw:layer="layout" svg:width="1cm" svg:height="0.9cm" svg:x="9.6cm" svg:y="6.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9.5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2cm" svg:height="1.6cm" svg:x="2.24cm" svg:y="0.227cm">
          <text:p text:style-name="P1">ExpressionStmt</text:p>
          <text:p text:style-name="P1"><text:span text:style-name="T1">File 1, line 8-8, col 4-2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4" draw:text-style-name="P2" draw:layer="layout" svg:width="6.2cm" svg:height="1.6cm" svg:x="2.24cm" svg:y="3.614cm">
          <text:p text:style-name="P1">ExpressionStmt</text:p>
          <text:p text:style-name="P1"><text:span text:style-name="T1">File 2, line 21-21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custom-shape draw:style-name="gr4" draw:text-style-name="P2" draw:layer="layout" svg:width="6.2cm" svg:height="1.6cm" svg:x="2.24cm" svg:y="7.001cm">
          <text:p text:style-name="P1">VariableDeclarator</text:p>
          <text:p text:style-name="P1"><text:span text:style-name="T1">File 2, line 204-204, col 4-22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8.5cm" svg:y1="4.387cm" svg:x2="10cm" svg:y2="4.387cm">
          <text:p/>
        </draw:line>
        <draw:line draw:style-name="gr8" draw:text-style-name="P4" draw:layer="layout" svg:x1="8.5cm" svg:y1="0.987cm" svg:x2="10cm" svg:y2="0.987cm">
          <text:p/>
        </draw:line>
        <draw:line draw:style-name="gr8" draw:text-style-name="P4" draw:layer="layout" svg:x1="8.5cm" svg:y1="7.887cm" svg:x2="10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7.3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7" draw:text-style-name="P2" draw:layer="layout" svg:width="6.581cm" svg:height="1.6cm" svg:x="10.618cm" svg:y="0.2cm">
          <text:p text:style-name="P1">VariableDeclarator</text:p>
          <text:p text:style-name="P1"><text:span text:style-name="T1">Fruit.java, line 10-10, col 4-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6.608cm" svg:height="1.6cm" svg:x="19.151cm" svg:y="0.24cm">
          <text:p text:style-name="P1">VariableDeclarator</text:p>
          <text:p text:style-name="P1"><text:span text:style-name="T1">Fruit.java, line 11-11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6.608cm" svg:height="1.6cm" svg:x="10.545cm" svg:y="3.627cm">
          <text:p text:style-name="P1">MethodDeclaration</text:p>
          <text:p text:style-name="P1"><text:span text:style-name="T1">Game.java, line 24-25, col 0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6.608cm" svg:height="1.6cm" svg:x="19.151cm" svg:y="3.627cm">
          <text:p text:style-name="P1">VariableDeclarator</text:p>
          <text:p text:style-name="P1"><text:span text:style-name="T1">Game.java, line 27-27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3.699cm" svg:y1="6.8cm" svg:x2="13.699cm" svg:y2="5.4cm">
          <text:p/>
        </draw:line>
        <draw:frame draw:style-name="gr20" draw:text-style-name="P3" draw:layer="layout" svg:width="3.277cm" svg:height="6.65cm" svg:x="13.923cm" svg:y="5.6cm">
          <draw:text-box>
            <text:p>Duplicate</text:p>
          </draw:text-box>
        </draw:frame>
        <draw:line draw:style-name="gr14" draw:text-style-name="P4" draw:layer="layout" svg:x1="22.306cm" svg:y1="3.4cm" svg:x2="22.306cm" svg:y2="2cm">
          <text:p/>
        </draw:line>
        <draw:frame draw:style-name="gr21" draw:text-style-name="P3" draw:layer="layout" svg:width="3.395cm" svg:height="0.962cm" svg:x="22.745cm" svg:y="2.1cm">
          <draw:text-box>
            <text:p>Duplicate</text:p>
          </draw:text-box>
        </draw:frame>
        <draw:custom-shape draw:style-name="gr19" draw:text-style-name="P2" draw:layer="layout" svg:width="6.608cm" svg:height="1.6cm" svg:x="10.545cm" svg:y="7.014cm">
          <text:p text:style-name="P1">MethodDeclaration</text:p>
          <text:p text:style-name="P1"><text:span text:style-name="T1">Game.java, line 205-205, col 0-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6.608cm" svg:height="1.6cm" svg:x="19.151cm" svg:y="7.014cm">
          <text:p text:style-name="P1">VariableDeclarator</text:p>
          <text:p text:style-name="P1"><text:span text:style-name="T1">Game.java, line 206-206, col 4-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22.2cm" svg:y1="6.7cm" svg:x2="22.2cm" svg:y2="5.4cm">
          <text:p/>
        </draw:line>
        <draw:frame draw:style-name="gr23" draw:text-style-name="P3" draw:layer="layout" svg:width="3.251cm" svg:height="1.413cm" svg:x="22.589cm" svg:y="5.487cm">
          <draw:text-box>
            <text:p>Duplicate</text:p>
          </draw:text-box>
        </draw:frame>
        <draw:line draw:style-name="gr8" draw:text-style-name="P4" draw:layer="layout" svg:x1="17.4cm" svg:y1="4.4cm" svg:x2="18.9cm" svg:y2="4.4cm">
          <text:p/>
        </draw:line>
        <draw:line draw:style-name="gr8" draw:text-style-name="P4" draw:layer="layout" svg:x1="25.9cm" svg:y1="4.4cm" svg:x2="27.4cm" svg:y2="4.4cm">
          <text:p/>
        </draw:line>
        <draw:line draw:style-name="gr8" draw:text-style-name="P4" draw:layer="layout" svg:x1="17.4cm" svg:y1="1cm" svg:x2="18.9cm" svg:y2="1cm">
          <text:p/>
        </draw:line>
        <draw:line draw:style-name="gr8" draw:text-style-name="P4" draw:layer="layout" svg:x1="25.9cm" svg:y1="1.1cm" svg:x2="27.4cm" svg:y2="1.1cm">
          <text:p/>
        </draw:line>
        <draw:line draw:style-name="gr8" draw:text-style-name="P4" draw:layer="layout" svg:x1="17.4cm" svg:y1="7.9cm" svg:x2="18.9cm" svg:y2="7.9cm">
          <text:p/>
        </draw:line>
        <draw:custom-shape draw:style-name="gr16" draw:text-style-name="P7" draw:layer="layout" svg:width="1cm" svg:height="0.9cm" svg:x="18.7cm" svg:y="6.7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8.7cm" svg:y="3.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2cm" svg:height="1.673cm" svg:x="27cm" svg:y="4.3cm">
          <draw:text-box>
            <text:p>...</text:p>
          </draw:text-box>
        </draw:frame>
        <draw:frame draw:style-name="gr10" draw:text-style-name="P3" draw:layer="layout" svg:width="1.2cm" svg:height="1.673cm" svg:x="27cm" svg:y="0.827cm">
          <draw:text-box>
            <text:p>...</text:p>
          </draw:text-box>
        </draw:frame>
        <draw:custom-shape draw:style-name="gr16" draw:text-style-name="P7" draw:layer="layout" svg:width="1cm" svg:height="0.9cm" svg:x="10.1cm" svg:y="6.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0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6.608cm" svg:height="1.6cm" svg:x="2.24cm" svg:y="0.227cm">
          <text:p text:style-name="P1">ExpressionStmt</text:p>
          <text:p text:style-name="P1"><text:span text:style-name="T1">Fruit.java, line 8-8, col 4-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cm" svg:height="1.673cm" svg:x="-0.1cm" svg:y="0.687cm">
          <draw:text-box>
            <text:p>...</text:p>
          </draw:text-box>
        </draw:frame>
        <draw:custom-shape draw:style-name="gr24" draw:text-style-name="P2" draw:layer="layout" svg:width="6.608cm" svg:height="1.6cm" svg:x="2.24cm" svg:y="3.614cm">
          <text:p text:style-name="P1">ExpressionStmt</text:p>
          <text:p text:style-name="P1"><text:span text:style-name="T1">Game.java, line 21-21, col 4-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cm" svg:height="1.673cm" svg:x="-0.1cm" svg:y="4.074cm">
          <draw:text-box>
            <text:p>...</text:p>
          </draw:text-box>
        </draw:frame>
        <draw:line draw:style-name="gr3" draw:text-style-name="P4" draw:layer="layout" svg:x1="5.605cm" svg:y1="3.387cm" svg:x2="5.605cm" svg:y2="2.087cm">
          <text:p/>
        </draw:line>
        <draw:frame draw:style-name="gr25" draw:text-style-name="P3" draw:layer="layout" svg:width="3.277cm" svg:height="6.65cm" svg:x="5.769cm" svg:y="2.087cm">
          <draw:text-box>
            <text:p>Duplicate</text:p>
          </draw:text-box>
        </draw:frame>
        <draw:custom-shape draw:style-name="gr24" draw:text-style-name="P2" draw:layer="layout" svg:width="6.608cm" svg:height="1.6cm" svg:x="2.24cm" svg:y="7.001cm">
          <text:p text:style-name="P1">VariableDeclarator</text:p>
          <text:p text:style-name="P1"><text:span text:style-name="T1">Game.java, line 204-204, col 0-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cm" svg:height="1.673cm" svg:x="-0.1cm" svg:y="7.461cm">
          <draw:text-box>
            <text:p>...</text:p>
          </draw:text-box>
        </draw:frame>
        <draw:line draw:style-name="gr8" draw:text-style-name="P4" draw:layer="layout" svg:x1="0.7cm" svg:y1="4.387cm" svg:x2="2.2cm" svg:y2="4.387cm">
          <text:p/>
        </draw:line>
        <draw:line draw:style-name="gr8" draw:text-style-name="P4" draw:layer="layout" svg:x1="0.7cm" svg:y1="0.987cm" svg:x2="2.2cm" svg:y2="0.987cm">
          <text:p/>
        </draw:line>
        <draw:line draw:style-name="gr8" draw:text-style-name="P4" draw:layer="layout" svg:x1="0.7cm" svg:y1="7.887cm" svg:x2="2.2cm" svg:y2="7.887cm">
          <text:p/>
        </draw:line>
        <draw:line draw:style-name="gr8" draw:text-style-name="P4" draw:layer="layout" svg:x1="9cm" svg:y1="4.387cm" svg:x2="10.5cm" svg:y2="4.387cm">
          <text:p/>
        </draw:line>
        <draw:line draw:style-name="gr8" draw:text-style-name="P4" draw:layer="layout" svg:x1="9cm" svg:y1="0.987cm" svg:x2="10.5cm" svg:y2="0.987cm">
          <text:p/>
        </draw:line>
        <draw:line draw:style-name="gr8" draw:text-style-name="P4" draw:layer="layout" svg:x1="9cm" svg:y1="7.887cm" svg:x2="10.5cm" svg:y2="7.887cm">
          <text:p/>
        </draw:line>
        <draw:custom-shape draw:style-name="gr16" draw:text-style-name="P7" draw:layer="layout" svg:width="1cm" svg:height="0.9cm" svg:x="1.8cm" svg:y="6.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cm" svg:height="0.9cm" svg:x="18.6cm" svg:y="0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color="#3465a4" draw:fill-gradient-name="Gradient_20_1" draw:fill-hatch-name="Hatching_20_1" draw:fill-image-name="Bitmap_20_1"/>
    </style:style>
  </office:styles>
  <office:automatic-styles>
    <style:page-layout style:name="PM0">
      <style:page-layout-properties fo:margin-top="0cm" fo:margin-bottom="0cm" fo:margin-left="0cm" fo:margin-right="0cm" fo:page-width="28.05cm" fo:page-height="8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1:13:28.107566565</meta:creation-date>
    <dc:date>2019-06-26T09:38:18.919601702</dc:date>
    <meta:editing-duration>PT10H17M11S</meta:editing-duration>
    <meta:editing-cycles>8</meta:editing-cycles>
    <meta:generator>LibreOffice/6.2.4.2$MacOSX_X86_64 LibreOffice_project/2412653d852ce75f65fbfa83fb7e7b669a126d64</meta:generator>
    <meta:document-statistic meta:object-count="209"/>
  </office:meta>
</office:document-meta>
</file>